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1">
      <style:text-properties fo:language="ru" fo:country="RU"/>
    </style:style>
    <style:style style:name="P4" style:family="paragraph" style:parent-style-name="Standard" style:list-style-name="L2">
      <style:text-properties fo:language="ru" fo:country="RU"/>
    </style:style>
    <style:style style:name="P5" style:family="paragraph" style:parent-style-name="Standard" style:list-style-name="L3">
      <style:text-properties fo:language="ru" fo:country="RU"/>
    </style:style>
    <style:style style:name="P6" style:family="paragraph" style:parent-style-name="Standard" style:list-style-name="L4">
      <style:text-properties fo:language="ru" fo:country="RU"/>
    </style:style>
    <style:style style:name="P7" style:family="paragraph" style:parent-style-name="Standard" style:list-style-name="L5">
      <style:text-properties fo:language="ru" fo:country="RU"/>
    </style:style>
    <style:style style:name="P8" style:family="paragraph" style:parent-style-name="Standard" style:list-style-name="L6">
      <style:text-properties fo:language="ru" fo:country="RU"/>
    </style:style>
    <style:style style:name="P9" style:family="paragraph" style:parent-style-name="Standard" style:list-style-name="L7">
      <style:text-properties fo:language="ru" fo:country="RU"/>
    </style:style>
    <style:style style:name="P10" style:family="paragraph" style:parent-style-name="Standard" style:list-style-name="L8">
      <style:text-properties fo:language="ru" fo:country="RU"/>
    </style:style>
    <style:style style:name="P11" style:family="paragraph" style:parent-style-name="Standard" style:list-style-name="L9">
      <style:text-properties fo:language="ru" fo:country="RU"/>
    </style:style>
    <style:style style:name="P12" style:family="paragraph" style:parent-style-name="Standard" style:list-style-name="L10">
      <style:text-properties fo:language="ru" fo:country="RU"/>
    </style:style>
    <style:style style:name="P13" style:family="paragraph" style:parent-style-name="Standard" style:list-style-name="L11">
      <style:text-properties fo:language="ru" fo:country="RU"/>
    </style:style>
    <style:style style:name="P14" style:family="paragraph" style:parent-style-name="Standard" style:list-style-name="L12">
      <style:text-properties fo:language="ru" fo:country="RU"/>
    </style:style>
    <style:style style:name="P15" style:family="paragraph" style:parent-style-name="Standard" style:list-style-name="L13">
      <style:text-properties fo:language="ru" fo:country="RU"/>
    </style:style>
    <style:style style:name="P16" style:family="paragraph" style:parent-style-name="Standard" style:list-style-name="L14">
      <style:text-properties fo:language="ru" fo:country="RU"/>
    </style:style>
    <style:style style:name="P17" style:family="paragraph" style:parent-style-name="Standard">
      <style:text-properties fo:language="ru" fo:country="RU" fo:font-weight="bold" style:font-weight-asian="bold" style:font-weight-complex="bold"/>
    </style:style>
    <style:style style:name="P18" style:family="paragraph" style:parent-style-name="Standard" style:list-style-name="L2"/>
    <style:style style:name="P19" style:family="paragraph" style:parent-style-name="Standard" style:list-style-name="L12"/>
    <style:style style:name="P20" style:family="paragraph" style:parent-style-name="Standard" style:list-style-name="">
      <style:paragraph-properties style:text-autospace="none"/>
    </style:style>
    <style:style style:name="P21" style:family="paragraph" style:parent-style-name="Standard" style:list-style-name="">
      <style:paragraph-properties style:text-autospace="none"/>
      <style:text-properties style:use-window-font-color="true" fo:font-size="10pt" fo:language="none" fo:country="none" style:font-size-asian="10pt" style:font-size-complex="10pt"/>
    </style:style>
    <style:style style:name="P22" style:family="paragraph" style:parent-style-name="Standard" style:list-style-name="">
      <style:paragraph-properties style:text-autospace="none"/>
      <style:text-properties style:use-window-font-color="true" fo:font-size="14pt" fo:language="none" fo:country="none" style:font-size-asian="14pt" style:font-size-complex="14pt"/>
    </style:style>
    <style:style style:name="P23" style:family="paragraph" style:parent-style-name="Standard" style:list-style-name="">
      <style:paragraph-properties style:text-autospace="none"/>
      <style:text-properties style:use-window-font-color="true" fo:font-size="12pt" fo:language="none" fo:country="none" style:font-size-asian="12pt" style:font-size-complex="12pt"/>
    </style:style>
    <style:style style:name="P24" style:family="paragraph" style:parent-style-name="Standard" style:list-style-name="">
      <style:paragraph-properties style:text-autospace="none"/>
      <style:text-properties fo:font-size="14pt" style:font-size-asian="14pt" style:font-size-complex="14pt"/>
    </style:style>
    <style:style style:name="P25" style:family="paragraph" style:parent-style-name="Standard">
      <style:text-properties fo:font-size="14pt" fo:language="ru" fo:country="RU" style:font-size-asian="14pt" style:font-size-complex="14pt"/>
    </style:style>
    <style:style style:name="P26" style:family="paragraph" style:parent-style-name="Standard" style:list-style-name="">
      <style:paragraph-properties style:text-autospace="none"/>
      <style:text-properties fo:font-size="14pt" fo:language="none" fo:country="none" style:font-size-asian="14pt" style:font-size-complex="14pt"/>
    </style:style>
    <style:style style:name="P27" style:family="paragraph" style:parent-style-name="Standard" style:list-style-name="">
      <style:paragraph-properties style:text-autospace="none"/>
      <style:text-properties fo:language="none" fo:country="none"/>
    </style:style>
    <style:style style:name="P28" style:family="paragraph" style:parent-style-name="Standard">
      <style:text-properties fo:font-size="12pt" fo:language="ru" fo:country="RU" style:font-size-asian="12pt" style:font-size-complex="12pt"/>
    </style:style>
    <style:style style:name="P29" style:family="paragraph" style:parent-style-name="Standard">
      <style:text-properties fo:font-size="12pt" style:font-size-asian="12pt" style:font-size-complex="12pt"/>
    </style:style>
    <style:style style:name="P30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P31" style:family="paragraph" style:parent-style-name="Standard" style:list-style-name="">
      <style:paragraph-properties style:text-autospace="none"/>
      <style:text-properties fo:font-size="12pt" fo:language="none" fo:country="none" style:font-size-asian="12pt" style:font-size-complex="12pt"/>
    </style:style>
    <style:style style:name="P32" style:family="paragraph" style:parent-style-name="Standard">
      <style:text-properties fo:color="#008000" fo:font-size="12pt" fo:language="none" fo:country="none" style:font-size-asian="12pt" style:font-size-complex="12pt"/>
    </style:style>
    <style:style style:name="P33" style:family="paragraph" style:parent-style-name="Standard" style:list-style-name="">
      <style:paragraph-properties style:text-autospace="none"/>
      <style:text-properties fo:color="#008000" fo:font-size="12pt" fo:language="none" fo:country="none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color="#0000ff" fo:font-size="10pt" fo:language="none" fo:country="none" style:font-size-asian="10pt" style:font-size-complex="10pt"/>
    </style:style>
    <style:style style:name="T3" style:family="text">
      <style:text-properties fo:color="#0000ff" fo:language="none" fo:country="none"/>
    </style:style>
    <style:style style:name="T4" style:family="text">
      <style:text-properties fo:color="#0000ff" fo:font-size="12pt" fo:language="none" fo:country="none" style:font-size-asian="12pt" style:font-size-complex="12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10pt" fo:language="none" fo:country="none" style:font-size-asian="10pt" style:font-size-complex="10pt"/>
    </style:style>
    <style:style style:name="T7" style:family="text">
      <style:text-properties style:use-window-font-color="true" fo:font-size="10pt" style:font-size-asian="10pt" style:font-size-complex="10pt"/>
    </style:style>
    <style:style style:name="T8" style:family="text">
      <style:text-properties style:use-window-font-color="true" fo:font-size="10pt" fo:language="ru" fo:country="RU" style:font-size-asian="10pt" style:font-size-complex="10pt"/>
    </style:style>
    <style:style style:name="T9" style:family="text">
      <style:text-properties style:use-window-font-color="true" fo:language="none" fo:country="none"/>
    </style:style>
    <style:style style:name="T10" style:family="text">
      <style:text-properties style:use-window-font-color="true" fo:font-size="12pt" fo:language="none" fo:country="none" style:font-size-asian="12pt" style:font-size-complex="12pt"/>
    </style:style>
    <style:style style:name="T11" style:family="text">
      <style:text-properties fo:color="#2b91af" fo:font-size="10pt" fo:language="none" fo:country="none" style:font-size-asian="10pt" style:font-size-complex="10pt"/>
    </style:style>
    <style:style style:name="T12" style:family="text">
      <style:text-properties fo:color="#2b91af" fo:language="none" fo:country="none"/>
    </style:style>
    <style:style style:name="T13" style:family="text">
      <style:text-properties fo:color="#2b91af" fo:font-size="12pt" fo:language="none" fo:country="none" style:font-size-asian="12pt" style:font-size-complex="12pt"/>
    </style:style>
    <style:style style:name="T14" style:family="text">
      <style:text-properties fo:color="#008000" fo:language="none" fo:country="none"/>
    </style:style>
    <style:style style:name="T15" style:family="text">
      <style:text-properties fo:color="#008000" fo:language="ru" fo:country="RU"/>
    </style:style>
    <style:style style:name="T16" style:family="text">
      <style:text-properties fo:color="#a31515" fo:font-size="10pt" fo:language="none" fo:country="none" style:font-size-asian="10pt" style:font-size-complex="10pt"/>
    </style:style>
    <style:style style:name="T17" style:family="text">
      <style:text-properties fo:color="#a31515" fo:language="none" fo:country="none"/>
    </style:style>
    <style:style style:name="T18" style:family="text">
      <style:text-properties fo:font-weight="bold"/>
    </style:style>
    <style:style style:name="T19" style:family="text">
      <style:text-properties style:font-weight-asian="bold"/>
    </style:style>
    <style:style style:name="T20" style:family="text">
      <style:text-properties style:font-weight-complex="bold"/>
    </style:style>
    <text:list-style style:name="L1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4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Что верно относительно следующего фрагмента кода: </text:p>
      <text:p text:style-name="Standard"/>
      <text:p text:style-name="P24"><text:span text:style-name="T3">class</text:span><text:span text:style-name="T9"> </text:span><text:span text:style-name="T12">A</text:span></text:p>
      <text:p text:style-name="P22">{</text:p>
      <text:p text:style-name="P24"><text:span text:style-name="T9"><text:s text:c="4"/></text:span><text:span text:style-name="T3">public</text:span><text:span text:style-name="T9"> </text:span><text:span text:style-name="T3">virtual</text:span><text:span text:style-name="T9"> </text:span><text:span text:style-name="T3">void</text:span><text:span text:style-name="T9"> m1() { }</text:span></text:p>
      <text:p text:style-name="P22">}</text:p>
      <text:p text:style-name="P24"><text:span text:style-name="T3">class</text:span><text:span text:style-name="T9"> </text:span><text:span text:style-name="T12">B</text:span><text:span text:style-name="T9"> : </text:span><text:span text:style-name="T12">A</text:span></text:p>
      <text:p text:style-name="P22">{</text:p>
      <text:p text:style-name="P24"><text:span text:style-name="T9"><text:s text:c="4"/></text:span><text:span text:style-name="T3">public</text:span><text:span text:style-name="T9"> </text:span><text:span text:style-name="T3">override</text:span><text:span text:style-name="T9"> </text:span><text:span text:style-name="T3">void</text:span><text:span text:style-name="T9"> m1() { }</text:span></text:p>
      <text:p text:style-name="P22">}</text:p>
      <text:p text:style-name="P24"><text:span text:style-name="T3">class</text:span><text:span text:style-name="T9"> </text:span><text:span text:style-name="T12">C</text:span><text:span text:style-name="T9"> : </text:span><text:span text:style-name="T12">B</text:span></text:p>
      <text:p text:style-name="P22">{</text:p>
      <text:p text:style-name="P24"><text:span text:style-name="T9"><text:s text:c="4"/></text:span><text:span text:style-name="T3">public</text:span><text:span text:style-name="T9"> </text:span><text:span text:style-name="T3">override</text:span><text:span text:style-name="T9"> </text:span><text:span text:style-name="T3">void</text:span><text:span text:style-name="T9"> m1()</text:span></text:p>
      <text:p text:style-name="P22"><text:s text:c="4"/>{</text:p>
      <text:p text:style-name="P24"><text:span text:style-name="T9"><text:s text:c="8"/></text:span><text:span text:style-name="T14">/* </text:span><text:span text:style-name="T15">програмный</text:span><text:span text:style-name="T14"> </text:span><text:span text:style-name="T15">код</text:span><text:span text:style-name="T14"> */</text:span></text:p>
      <text:p text:style-name="P22"><text:s text:c="4"/>}</text:p>
      <text:p text:style-name="P24"><text:span text:style-name="T9">}</text:span></text:p>
      <text:p text:style-name="P20"><text:span text:style-name="T6"/></text:p>
      <text:list xml:id="list38669551" text:style-name="L1">
        <text:list-item>
          <text:p text:style-name="P3">Из класса C невозможно обратиться к методу m1() класса A для одного и того же объекта <text:s text:c="14"/></text:p>
        </text:list-item>
        <text:list-item>
          <text:p text:style-name="P3">Из класса C можно доступиться к методу m1() класса B используя вызов base.m1() <text:s text:c="8"/></text:p>
        </text:list-item>
        <text:list-item>
          <text:p text:style-name="P3">Из класса C можно доступиться к методу m1() класса A с помощью вызова ((A) this).m1()</text:p>
        </text:list-item>
        <text:list-item>
          <text:p text:style-name="P3">Из класса C можно доступиться к методу m1() класса A с помощью вызова base.base.m1()</text:p>
        </text:list-item>
        <text:list-item>
          <text:p text:style-name="P3">Ничего из вышеперечисленного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Выберите все верные утверждения о следующем коде: </text:p>
      <text:p text:style-name="P1"/>
      <text:p text:style-name="P25"><text:span text:style-name="T3">interface</text:span><text:span text:style-name="T9"> </text:span><text:span text:style-name="T12">A</text:span></text:p>
      <text:p text:style-name="P22">{</text:p>
      <text:p text:style-name="P24"><text:span text:style-name="T9"><text:s text:c="4"/></text:span><text:span text:style-name="T3">void</text:span><text:span text:style-name="T9"> f();</text:span></text:p>
      <text:p text:style-name="P22">}</text:p>
      <text:p text:style-name="P22"/>
      <text:p text:style-name="P24"><text:span text:style-name="T3">interface</text:span><text:span text:style-name="T9"> </text:span><text:span text:style-name="T12">B</text:span></text:p>
      <text:p text:style-name="P22">{</text:p>
      <text:p text:style-name="P24"><text:span text:style-name="T9"><text:s text:c="4"/></text:span><text:span text:style-name="T3">void</text:span><text:span text:style-name="T9"> f();</text:span></text:p>
      <text:p text:style-name="P22">}</text:p>
      <text:p text:style-name="P22"/>
      <text:p text:style-name="P24"><text:span text:style-name="T3">class</text:span><text:span text:style-name="T9"> </text:span><text:span text:style-name="T12">C</text:span><text:span text:style-name="T9"> : </text:span><text:span text:style-name="T12">A</text:span><text:span text:style-name="T9">, </text:span><text:span text:style-name="T12">B</text:span></text:p>
      <text:p text:style-name="P22">{</text:p>
      <text:p text:style-name="P24"><text:span text:style-name="T9"><text:s text:c="4"/></text:span><text:span text:style-name="T3">void</text:span><text:span text:style-name="T9"> </text:span><text:span text:style-name="T12">A</text:span><text:span text:style-name="T9">.f() { }</text:span></text:p>
      <text:p text:style-name="P24"><text:span text:style-name="T9"><text:s text:c="4"/></text:span><text:span text:style-name="T3">void</text:span><text:span text:style-name="T9"> </text:span><text:span text:style-name="T12">B</text:span><text:span text:style-name="T9">.f() { }</text:span></text:p>
      <text:p text:style-name="P26"><text:span text:style-name="T5">}</text:span></text:p>
      <text:list xml:id="list38679137" text:style-name="L2">
        <text:list-item>
          <text:p text:style-name="P4">Такой код не скомпилируется, потому что возникнет конфликт имен.</text:p>
        </text:list-item>
        <text:list-item>
          <text:p text:style-name="P4">В C# нельзя реализовывать несколько интерфейсов.</text:p>
        </text:list-item>
        <text:list-item>
          <text:p text:style-name="P4">Это неявная реализация интерфейсов.</text:p>
        </text:list-item>
        <text:list-item>
          <text:p text:style-name="P4">Это явная реализация интерфейсов. <text:s text:c="12"/></text:p>
        </text:list-item>
        <text:list-item>
          <text:p text:style-name="P18"><text:span text:style-name="T1">Такой код позволит сделать разные реализации метода f для каждого из реализованных интерфейсов. <text:s text:c="10"/>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В каких строках кода возникнет ошибка компиляции: </text:p>
      <text:p text:style-name="P1"/>
      <text:p text:style-name="P28"><text:span text:style-name="T3">class</text:span><text:span text:style-name="T9"> </text:span><text:span text:style-name="T12">OuterClass</text:span></text:p>
      <text:p text:style-name="P23">{</text:p>
      <text:p text:style-name="P30"><text:span text:style-name="T9"><text:s text:c="4"/></text:span><text:span text:style-name="T3">private</text:span><text:span text:style-name="T9"> </text:span><text:span text:style-name="T3">int</text:span><text:span text:style-name="T9"> i;</text:span></text:p>
      <text:p text:style-name="P30"><text:span text:style-name="T9"><text:s text:c="4"/></text:span><text:span text:style-name="T3">protected</text:span><text:span text:style-name="T9"> </text:span><text:span text:style-name="T3">int</text:span><text:span text:style-name="T9"> j;</text:span></text:p>
      <text:p text:style-name="P30"><text:span text:style-name="T9"><text:s text:c="4"/></text:span><text:span text:style-name="T3">public</text:span><text:span text:style-name="T9"> </text:span><text:span text:style-name="T3">int</text:span><text:span text:style-name="T9"> k;</text:span></text:p>
      <text:p text:style-name="P23"/>
      <text:p text:style-name="P30"><text:span text:style-name="T9"><text:s text:c="4"/></text:span><text:span text:style-name="T3">public</text:span><text:span text:style-name="T9"> OuterClass()</text:span></text:p>
      <text:p text:style-name="P23"><text:s text:c="4"/>{</text:p>
      <text:p text:style-name="P30"><text:span text:style-name="T9"><text:s text:c="8"/></text:span><text:span text:style-name="T12">InnerClass</text:span><text:span text:style-name="T9"> nested = </text:span><text:span text:style-name="T3">new</text:span><text:span text:style-name="T9"> </text:span><text:span text:style-name="T12">InnerClass</text:span><text:span text:style-name="T9">(</text:span><text:span text:style-name="T3">this</text:span><text:span text:style-name="T9">);</text:span></text:p>
      <text:p text:style-name="P30"><text:span text:style-name="T9"><text:s text:c="8"/>nested.a = 1; <text:s/></text:span><text:span text:style-name="T14">// 1</text:span></text:p>
      <text:p text:style-name="P30"><text:span text:style-name="T9"><text:s text:c="8"/>nested.b = 1; <text:s/></text:span><text:span text:style-name="T14">// 2</text:span></text:p>
      <text:p text:style-name="P30"><text:span text:style-name="T9"><text:s text:c="8"/>nested.c = 1; <text:s/></text:span><text:span text:style-name="T14">// 3</text:span></text:p>
      <text:p text:style-name="P23"><text:s text:c="4"/>}</text:p>
      <text:p text:style-name="P23"/>
      <text:p text:style-name="P30"><text:span text:style-name="T9"><text:s text:c="4"/></text:span><text:span text:style-name="T3">class</text:span><text:span text:style-name="T9"> </text:span><text:span text:style-name="T12">InnerClass</text:span></text:p>
      <text:p text:style-name="P23"><text:s text:c="4"/>{</text:p>
      <text:p text:style-name="P30"><text:span text:style-name="T9"><text:s text:c="8"/></text:span><text:span text:style-name="T3">private</text:span><text:span text:style-name="T9"> </text:span><text:span text:style-name="T3">int</text:span><text:span text:style-name="T9"> a;</text:span></text:p>
      <text:p text:style-name="P30"><text:span text:style-name="T9"><text:s text:c="8"/></text:span><text:span text:style-name="T3">protected</text:span><text:span text:style-name="T9"> </text:span><text:span text:style-name="T3">int</text:span><text:span text:style-name="T9"> b;</text:span></text:p>
      <text:p text:style-name="P30"><text:span text:style-name="T9"><text:s text:c="8"/></text:span><text:span text:style-name="T3">public</text:span><text:span text:style-name="T9"> </text:span><text:span text:style-name="T3">int</text:span><text:span text:style-name="T9"> c;</text:span></text:p>
      <text:p text:style-name="P23"/>
      <text:p text:style-name="P30"><text:span text:style-name="T9"><text:s text:c="8"/></text:span><text:span text:style-name="T3">public</text:span><text:span text:style-name="T9"> InnerClass(</text:span><text:span text:style-name="T12">OuterClass</text:span><text:span text:style-name="T9"> outerClass)</text:span></text:p>
      <text:p text:style-name="P23"><text:s text:c="8"/>{</text:p>
      <text:p text:style-name="P30"><text:span text:style-name="T9"><text:s text:c="12"/>outerClass.i = 1; <text:s/></text:span><text:span text:style-name="T14">// 4</text:span></text:p>
      <text:p text:style-name="P30"><text:span text:style-name="T9"><text:s text:c="12"/>outerClass.j = 1; <text:s/></text:span><text:span text:style-name="T14">// 5</text:span></text:p>
      <text:p text:style-name="P23"><text:s text:c="12"/>outerClass.k = 1;</text:p>
      <text:p text:style-name="P23"><text:s text:c="8"/>}</text:p>
      <text:p text:style-name="P23"><text:s text:c="4"/>}</text:p>
      <text:p text:style-name="P31"><text:span text:style-name="T5">}</text:span></text:p>
      <text:list xml:id="list38671226" text:style-name="L3">
        <text:list-item>
          <text:p text:style-name="P5">1 <text:s text:c="10"/></text:p>
        </text:list-item>
        <text:list-item>
          <text:p text:style-name="P5">2 <text:s text:c="9"/></text:p>
        </text:list-item>
        <text:list-item>
          <text:p text:style-name="P5">3</text:p>
        </text:list-item>
        <text:list-item>
          <text:p text:style-name="P5">4</text:p>
        </text:list-item>
        <text:list-item>
          <text:p text:style-name="P5">5</text:p>
        </text:list-item>
        <text:list-item>
          <text:p text:style-name="P5">В коде нет ошибок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Скомпилируется ли данный код: </text:p>
      <text:p text:style-name="P1"/>
      <text:p text:style-name="P32">// Foo.dll</text:p>
      <text:p text:style-name="P30"><text:span text:style-name="T3">public</text:span><text:span text:style-name="T9"> </text:span><text:span text:style-name="T3">class</text:span><text:span text:style-name="T9"> </text:span><text:span text:style-name="T12">Kitty</text:span></text:p>
      <text:p text:style-name="P23">{</text:p>
      <text:p text:style-name="P30"><text:span text:style-name="T9"><text:s text:c="4"/></text:span><text:span text:style-name="T3">protected</text:span><text:span text:style-name="T9"> </text:span><text:span text:style-name="T3">internal</text:span><text:span text:style-name="T9"> </text:span><text:span text:style-name="T3">virtual</text:span><text:span text:style-name="T9"> </text:span><text:span text:style-name="T3">void</text:span><text:span text:style-name="T9"> MakeSomeNoise()</text:span></text:p>
      <text:p text:style-name="P23"><text:s text:c="4"/>{</text:p>
      <text:p text:style-name="P30"><text:span text:style-name="T9"><text:s text:c="8"/></text:span><text:span text:style-name="T12">Console</text:span><text:span text:style-name="T9">.WriteLine(</text:span><text:span text:style-name="T17">"I'm fixing things..."</text:span><text:span text:style-name="T9">);</text:span></text:p>
      <text:p text:style-name="P23"><text:s text:c="4"/>}</text:p>
      <text:p text:style-name="P23">}</text:p>
      <text:p text:style-name="P23"/>
      <text:p text:style-name="P33">// Bar.dll</text:p>
      <text:p text:style-name="P30"><text:span text:style-name="T3">public</text:span><text:span text:style-name="T9"> </text:span><text:span text:style-name="T3">class</text:span><text:span text:style-name="T9"> </text:span><text:span text:style-name="T12">Lion</text:span><text:span text:style-name="T9"> : </text:span><text:span text:style-name="T12">Kitty</text:span></text:p>
      <text:p text:style-name="P23">{</text:p>
      <text:p text:style-name="P30"><text:span text:style-name="T9"><text:s text:c="4"/></text:span><text:span text:style-name="T3">protected</text:span><text:span text:style-name="T9"> </text:span><text:span text:style-name="T3">override</text:span><text:span text:style-name="T9"> </text:span><text:span text:style-name="T3">void</text:span><text:span text:style-name="T9"> MakeSomeNoise()</text:span></text:p>
      <text:p text:style-name="P23"><text:s text:c="4"/>{</text:p>
      <text:p text:style-name="P30"><text:span text:style-name="T9"><text:s text:c="8"/></text:span><text:span text:style-name="T12">Console</text:span><text:span text:style-name="T9">.WriteLine(</text:span><text:span text:style-name="T17">"LOL!"</text:span><text:span text:style-name="T9">);</text:span></text:p>
      <text:p text:style-name="P23"><text:s text:c="4"/>}</text:p>
      <text:p text:style-name="P31"><text:span text:style-name="T5">}</text:span></text:p>
      <text:list xml:id="list38660711" text:style-name="L4">
        <text:list-item>
          <text:p text:style-name="P6">Да <text:s text:c="14"/></text:p>
        </text:list-item>
        <text:list-item>
          <text:p text:style-name="P6">Нет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Что будет выведено на экран следующим кодом? </text:p>
      <text:p text:style-name="Standard"><text:span text:style-name="T1"><text:s/></text:span><text:span text:style-name="T4">public</text:span><text:span text:style-name="T10"> </text:span><text:span text:style-name="T4">interface</text:span><text:span text:style-name="T10"> </text:span><text:span text:style-name="T13">IUIControl</text:span><text:span text:style-name="T10">{</text:span></text:p>
      <text:p text:style-name="P30"><text:span text:style-name="T9"><text:s text:c="4"/></text:span><text:span text:style-name="T3">void</text:span><text:span text:style-name="T9"> Paint();</text:span></text:p>
      <text:p text:style-name="P23">}</text:p>
      <text:p text:style-name="P30"><text:span text:style-name="T3">public</text:span><text:span text:style-name="T9"> </text:span><text:span text:style-name="T3">interface</text:span><text:span text:style-name="T9"> </text:span><text:span text:style-name="T12">IEditBox</text:span><text:span text:style-name="T9"> : </text:span><text:span text:style-name="T12">IUIControl</text:span><text:span text:style-name="T9">{</text:span></text:p>
      <text:p text:style-name="P30"><text:span text:style-name="T9"><text:s text:c="4"/></text:span><text:span text:style-name="T3">new</text:span><text:span text:style-name="T9"> </text:span><text:span text:style-name="T3">void</text:span><text:span text:style-name="T9"> Paint();</text:span></text:p>
      <text:p text:style-name="P23">}</text:p>
      <text:p text:style-name="P30"><text:span text:style-name="T3">public</text:span><text:span text:style-name="T9"> </text:span><text:span text:style-name="T3">interface</text:span><text:span text:style-name="T9"> </text:span><text:span text:style-name="T12">IDropList</text:span><text:span text:style-name="T9"> : </text:span><text:span text:style-name="T12">IUIControl</text:span><text:span text:style-name="T9">{</text:span></text:p>
      <text:p text:style-name="P30"><text:span text:style-name="T9"><text:s text:c="4"/></text:span><text:span text:style-name="T3">new</text:span><text:span text:style-name="T9"> </text:span><text:span text:style-name="T3">void</text:span><text:span text:style-name="T9"> Paint();</text:span></text:p>
      <text:p text:style-name="P23">}</text:p>
      <text:p text:style-name="P30"><text:span text:style-name="T3">public</text:span><text:span text:style-name="T9"> </text:span><text:span text:style-name="T3">class</text:span><text:span text:style-name="T9"> </text:span><text:span text:style-name="T12">ComboBox</text:span><text:span text:style-name="T9"> : </text:span><text:span text:style-name="T12">IEditBox</text:span><text:span text:style-name="T9">, </text:span><text:span text:style-name="T12">IDropList</text:span></text:p>
      <text:p text:style-name="P23">{</text:p>
      <text:p text:style-name="P30"><text:span text:style-name="T9"><text:s text:c="4"/></text:span><text:span text:style-name="T3">void</text:span><text:span text:style-name="T9"> </text:span><text:span text:style-name="T12">IEditBox</text:span><text:span text:style-name="T9">.Paint() {</text:span></text:p>
      <text:p text:style-name="P30"><text:span text:style-name="T9"><text:s text:c="8"/></text:span><text:span text:style-name="T12">Console</text:span><text:span text:style-name="T9">.WriteLine(</text:span><text:span text:style-name="T17">"ComboBox.IEditBox.Paint()"</text:span><text:span text:style-name="T9">);</text:span></text:p>
      <text:p text:style-name="P23"><text:s text:c="4"/>}</text:p>
      <text:p text:style-name="P30"><text:span text:style-name="T9"><text:s text:c="4"/></text:span><text:span text:style-name="T3">void</text:span><text:span text:style-name="T9"> </text:span><text:span text:style-name="T12">IUIControl</text:span><text:span text:style-name="T9">.Paint() {</text:span></text:p>
      <text:p text:style-name="P30"><text:span text:style-name="T9"><text:s text:c="8"/></text:span><text:span text:style-name="T12">Console</text:span><text:span text:style-name="T9">.WriteLine(</text:span><text:span text:style-name="T17">"ComboBox.IUIControl.Paint()"</text:span><text:span text:style-name="T9">);</text:span></text:p>
      <text:p text:style-name="P23"><text:s text:c="4"/>}</text:p>
      <text:p text:style-name="P30"><text:span text:style-name="T9"><text:s text:c="4"/></text:span><text:span text:style-name="T3">public</text:span><text:span text:style-name="T9"> </text:span><text:span text:style-name="T3">void</text:span><text:span text:style-name="T9"> Paint() {</text:span></text:p>
      <text:p text:style-name="P30"><text:span text:style-name="T9"><text:s text:c="8"/></text:span><text:span text:style-name="T14">//((IUIControl)this).Paint();</text:span></text:p>
      <text:p text:style-name="P30"><text:span text:style-name="T9"><text:s text:c="8"/></text:span><text:span text:style-name="T12">Console</text:span><text:span text:style-name="T9">.WriteLine(</text:span><text:span text:style-name="T17">"ComboBox.Paint()"</text:span><text:span text:style-name="T9">);</text:span></text:p>
      <text:p text:style-name="P23"><text:s text:c="4"/>}</text:p>
      <text:p text:style-name="P23">}</text:p>
      <text:p text:style-name="P30"><text:span text:style-name="T3">public</text:span><text:span text:style-name="T9"> </text:span><text:span text:style-name="T3">class</text:span><text:span text:style-name="T9"> </text:span><text:span text:style-name="T12">EntryPoint</text:span></text:p>
      <text:p text:style-name="P23">{</text:p>
      <text:p text:style-name="P30"><text:span text:style-name="T9"><text:s text:c="4"/></text:span><text:span text:style-name="T3">static</text:span><text:span text:style-name="T9"> </text:span><text:span text:style-name="T3">void</text:span><text:span text:style-name="T9"> Main()</text:span></text:p>
      <text:p text:style-name="P23"><text:s text:c="4"/>{</text:p>
      <text:p text:style-name="P30"><text:span text:style-name="T9"><text:s text:c="8"/></text:span><text:span text:style-name="T12">ComboBox</text:span><text:span text:style-name="T9"> cb = </text:span><text:span text:style-name="T3">new</text:span><text:span text:style-name="T9"> </text:span><text:span text:style-name="T12">ComboBox</text:span><text:span text:style-name="T9">();</text:span></text:p>
      <text:p text:style-name="P23"><text:s text:c="8"/>cb.Paint();</text:p>
      <text:p text:style-name="P30"><text:span text:style-name="T9"><text:s text:c="8"/>((</text:span><text:span text:style-name="T12">IEditBox</text:span><text:span text:style-name="T9">)cb).Paint();</text:span></text:p>
      <text:p text:style-name="P30"><text:span text:style-name="T9"><text:s text:c="8"/>((</text:span><text:span text:style-name="T12">IDropList</text:span><text:span text:style-name="T9">)cb).Paint();</text:span></text:p>
      <text:p text:style-name="P30"><text:span text:style-name="T9"><text:s text:c="8"/>((</text:span><text:span text:style-name="T12">IUIControl</text:span><text:span text:style-name="T9">)cb).Paint();</text:span></text:p>
      <text:p text:style-name="P23"><text:s text:c="4"/>}</text:p>
      <text:p text:style-name="P31"><text:span text:style-name="T5">}</text:span></text:p>
      <text:list xml:id="list38661043" text:style-name="L5">
        <text:list-item>
          <text:p text:style-name="P7">ComboBox.Paint(), <text:s/>ComboBox.IEditBox.Paint(), ComboBox.IUIControl.Paint(), ComboBox.IUIControl.Paint()</text:p>
        </text:list-item>
        <text:list-item>
          <text:p text:style-name="P7">ComboBox.Paint(), ComboBox.IEditBox.Paint(), ComboBox.Paint(), ComboBox.IUIControl.Paint() <text:s text:c="18"/></text:p>
        </text:list-item>
        <text:list-item>
          <text:p text:style-name="P7">Не скомпилируется</text:p>
        </text:list-item>
        <text:list-item>
          <text:p text:style-name="P7">Произойдёт ошибка выполнения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Что будет выведено в результате работы следующей программы: </text:p>
      <text:p text:style-name="P1"/>
      <text:p text:style-name="P28"><text:span text:style-name="T3">class</text:span><text:span text:style-name="T9"> </text:span><text:span text:style-name="T12">A</text:span><text:span text:style-name="T9"> { }</text:span></text:p>
      <text:p text:style-name="P30"><text:span text:style-name="T3">class</text:span><text:span text:style-name="T9"> </text:span><text:span text:style-name="T12">B</text:span><text:span text:style-name="T9"> : </text:span><text:span text:style-name="T12">A</text:span><text:span text:style-name="T9"> { }</text:span></text:p>
      <text:p text:style-name="P30"><text:span text:style-name="T3">class</text:span><text:span text:style-name="T9"> </text:span><text:span text:style-name="T12">Program</text:span></text:p>
      <text:p text:style-name="P23">{</text:p>
      <text:p text:style-name="P30"><text:span text:style-name="T9"><text:s text:c="4"/></text:span><text:span text:style-name="T3">static</text:span><text:span text:style-name="T9"> </text:span><text:span text:style-name="T3">void</text:span><text:span text:style-name="T9"> Main(</text:span><text:span text:style-name="T3">string</text:span><text:span text:style-name="T9">[] args)</text:span></text:p>
      <text:p text:style-name="P23"><text:s text:c="4"/>{</text:p>
      <text:p text:style-name="P30"><text:span text:style-name="T9"><text:s text:c="8"/></text:span><text:span text:style-name="T12">A</text:span><text:span text:style-name="T9"> a = </text:span><text:span text:style-name="T3">new</text:span><text:span text:style-name="T9"> </text:span><text:span text:style-name="T12">A</text:span><text:span text:style-name="T9">();</text:span></text:p>
      <text:p text:style-name="P30"><text:span text:style-name="T9"><text:s text:c="8"/></text:span><text:span text:style-name="T12">B</text:span><text:span text:style-name="T9"> b = </text:span><text:span text:style-name="T3">new</text:span><text:span text:style-name="T9"> </text:span><text:span text:style-name="T12">B</text:span><text:span text:style-name="T9">();</text:span></text:p>
      <text:p text:style-name="P30"><text:span text:style-name="T9"><text:s text:c="8"/></text:span><text:span text:style-name="T12">Console</text:span><text:span text:style-name="T9">.WriteLine(a </text:span><text:span text:style-name="T3">is</text:span><text:span text:style-name="T9"> </text:span><text:span text:style-name="T12">A</text:span><text:span text:style-name="T9">);</text:span></text:p>
      <text:p text:style-name="P30"><text:span text:style-name="T9"><text:s text:c="8"/></text:span><text:span text:style-name="T12">Console</text:span><text:span text:style-name="T9">.WriteLine(a </text:span><text:span text:style-name="T3">is</text:span><text:span text:style-name="T9"> </text:span><text:span text:style-name="T12">B</text:span><text:span text:style-name="T9">);</text:span></text:p>
      <text:p text:style-name="P30"><text:span text:style-name="T9"><text:s text:c="8"/></text:span><text:span text:style-name="T12">Console</text:span><text:span text:style-name="T9">.WriteLine(b </text:span><text:span text:style-name="T3">is</text:span><text:span text:style-name="T9"> </text:span><text:span text:style-name="T12">A</text:span><text:span text:style-name="T9">);</text:span></text:p>
      <text:p text:style-name="P30"><text:span text:style-name="T9"><text:s text:c="8"/></text:span><text:span text:style-name="T12">Console</text:span><text:span text:style-name="T9">.WriteLine(b </text:span><text:span text:style-name="T3">is</text:span><text:span text:style-name="T9"> </text:span><text:span text:style-name="T12">B</text:span><text:span text:style-name="T9">);</text:span></text:p>
      <text:p text:style-name="P23"><text:s text:c="4"/>}</text:p>
      <text:p text:style-name="P31"><text:span text:style-name="T5">}</text:span></text:p>
      <text:list xml:id="list38680470" text:style-name="L6">
        <text:list-item>
          <text:p text:style-name="P8">True, False, True, True <text:s text:c="21"/></text:p>
        </text:list-item>
        <text:list-item>
          <text:p text:style-name="P8">True, False, False, True</text:p>
        </text:list-item>
        <text:list-item>
          <text:p text:style-name="P8">True, False, True, False</text:p>
        </text:list-item>
        <text:list-item>
          <text:p text:style-name="P8">Ошибка компиляции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Каким будет результат выполнения следующего кода: </text:p>
      <text:p text:style-name="P1"/>
      <text:p text:style-name="P28"><text:span text:style-name="T3">class</text:span><text:span text:style-name="T9"> </text:span><text:span text:style-name="T12">Program</text:span></text:p>
      <text:p text:style-name="P23">{</text:p>
      <text:p text:style-name="P30"><text:span text:style-name="T9"><text:s text:c="4"/></text:span><text:span text:style-name="T3">static</text:span><text:span text:style-name="T9"> </text:span><text:span text:style-name="T3">void</text:span><text:span text:style-name="T9"> Main(</text:span><text:span text:style-name="T3">string</text:span><text:span text:style-name="T9">[] args)</text:span></text:p>
      <text:p text:style-name="P23"><text:s text:c="4"/>{</text:p>
      <text:p text:style-name="P30"><text:span text:style-name="T9"><text:s text:c="8"/></text:span><text:span text:style-name="T12">A</text:span><text:span text:style-name="T9"> ab = </text:span><text:span text:style-name="T3">new</text:span><text:span text:style-name="T9"> </text:span><text:span text:style-name="T12">B</text:span><text:span text:style-name="T9">(</text:span><text:span text:style-name="T17">"quizful"</text:span><text:span text:style-name="T9">);</text:span></text:p>
      <text:p text:style-name="P30"><text:span text:style-name="T9"><text:s text:c="8"/></text:span><text:span text:style-name="T12">A</text:span><text:span text:style-name="T9"> ac = </text:span><text:span text:style-name="T3">new</text:span><text:span text:style-name="T9"> </text:span><text:span text:style-name="T12">C</text:span><text:span text:style-name="T9">();</text:span></text:p>
      <text:p text:style-name="P23"><text:s text:c="4"/>}</text:p>
      <text:p text:style-name="P23">}</text:p>
      <text:p text:style-name="P30"><text:span text:style-name="T3">class</text:span><text:span text:style-name="T9"> </text:span><text:span text:style-name="T12">A</text:span></text:p>
      <text:p text:style-name="P23">{</text:p>
      <text:p text:style-name="P30"><text:span text:style-name="T9"><text:s text:c="4"/></text:span><text:span text:style-name="T3">public</text:span><text:span text:style-name="T9"> A() { </text:span><text:span text:style-name="T12">Console</text:span><text:span text:style-name="T9">.WriteLine(</text:span><text:span text:style-name="T17">"A created"</text:span><text:span text:style-name="T9">); }</text:span></text:p>
      <text:p text:style-name="P23">}</text:p>
      <text:p text:style-name="P30"><text:span text:style-name="T3">class</text:span><text:span text:style-name="T9"> </text:span><text:span text:style-name="T12">B</text:span><text:span text:style-name="T9"> : </text:span><text:span text:style-name="T12">A</text:span></text:p>
      <text:p text:style-name="P23">{</text:p>
      <text:p text:style-name="P30"><text:span text:style-name="T9"><text:s text:c="4"/></text:span><text:span text:style-name="T3">private</text:span><text:span text:style-name="T9"> B() { </text:span><text:span text:style-name="T12">Console</text:span><text:span text:style-name="T9">.WriteLine(</text:span><text:span text:style-name="T17">"B created"</text:span><text:span text:style-name="T9">); }</text:span></text:p>
      <text:p text:style-name="P23"/>
      <text:p text:style-name="P30"><text:span text:style-name="T9"><text:s text:c="4"/></text:span><text:span text:style-name="T3">public</text:span><text:span text:style-name="T9"> B(</text:span><text:span text:style-name="T3">string</text:span><text:span text:style-name="T9"> parameter)</text:span></text:p>
      <text:p text:style-name="P23"><text:s text:c="4"/>{</text:p>
      <text:p text:style-name="P30"><text:span text:style-name="T9"><text:s text:c="8"/></text:span><text:span text:style-name="T12">Console</text:span><text:span text:style-name="T9">.WriteLine(</text:span><text:span text:style-name="T17">"B created with parameter: {0}"</text:span><text:span text:style-name="T9">, parameter);</text:span></text:p>
      <text:p text:style-name="P23"><text:s text:c="4"/>}</text:p>
      <text:p text:style-name="P23">}</text:p>
      <text:p text:style-name="P30"><text:span text:style-name="T3">class</text:span><text:span text:style-name="T9"> </text:span><text:span text:style-name="T12">C</text:span><text:span text:style-name="T9"> : </text:span><text:span text:style-name="T12">B</text:span></text:p>
      <text:p text:style-name="P23">{</text:p>
      <text:p text:style-name="P30"><text:span text:style-name="T9"><text:s text:c="4"/></text:span><text:span text:style-name="T3">public</text:span><text:span text:style-name="T9"> C()</text:span></text:p>
      <text:p text:style-name="P23"><text:s text:c="4"/>{</text:p>
      <text:p text:style-name="P30"><text:span text:style-name="T9"><text:s text:c="8"/></text:span><text:span text:style-name="T12">Console</text:span><text:span text:style-name="T9">.WriteLine(</text:span><text:span text:style-name="T17">"C created"</text:span><text:span text:style-name="T9">);</text:span></text:p>
      <text:p text:style-name="P23"><text:s text:c="4"/>}</text:p>
      <text:p text:style-name="P31"><text:span text:style-name="T5">}</text:span></text:p>
      <text:list xml:id="list38665951" text:style-name="L7">
        <text:list-item>
          <text:p text:style-name="P9">A created B created with parameter: quizful C created</text:p>
        </text:list-item>
        <text:list-item>
          <text:p text:style-name="P9">A created B created B created with parameter: quizful A created B created B created with parameter: С C created</text:p>
        </text:list-item>
        <text:list-item>
          <text:p text:style-name="P9">Произойдет ошибка выполнения</text:p>
        </text:list-item>
        <text:list-item>
          <text:p text:style-name="P9">Произойдет ошибка компиляции <text:s text:c="12"/></text:p>
        </text:list-item>
        <text:list-item>
          <text:p text:style-name="P9">A created B created with parameter: quizful A created B created with parameter: С C created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Что напечатает следующий код: </text:p>
      <text:p text:style-name="P1"/>
      <text:p text:style-name="P28"><text:span text:style-name="T3">class</text:span><text:span text:style-name="T9"> </text:span><text:span text:style-name="T12">Base</text:span></text:p>
      <text:p text:style-name="P23">{</text:p>
      <text:p text:style-name="P30"><text:span text:style-name="T9"><text:s text:c="4"/></text:span><text:span text:style-name="T3">public</text:span><text:span text:style-name="T9"> </text:span><text:span text:style-name="T12">String</text:span><text:span text:style-name="T9"> className = </text:span><text:span text:style-name="T17">"Base"</text:span><text:span text:style-name="T9">;</text:span></text:p>
      <text:p text:style-name="P23">}</text:p>
      <text:p text:style-name="P30"><text:span text:style-name="T3">class</text:span><text:span text:style-name="T9"> </text:span><text:span text:style-name="T12">Derived</text:span><text:span text:style-name="T9"> : </text:span><text:span text:style-name="T12">Base</text:span></text:p>
      <text:p text:style-name="P23">{</text:p>
      <text:p text:style-name="P30"><text:span text:style-name="T9"><text:s text:c="4"/></text:span><text:span text:style-name="T3">private</text:span><text:span text:style-name="T9"> </text:span><text:span text:style-name="T3">new</text:span><text:span text:style-name="T9"> </text:span><text:span text:style-name="T12">String</text:span><text:span text:style-name="T9"> className = </text:span><text:span text:style-name="T17">"Derived"</text:span><text:span text:style-name="T9">;</text:span></text:p>
      <text:p text:style-name="P23">}</text:p>
      <text:p text:style-name="P30"><text:span text:style-name="T3">class</text:span><text:span text:style-name="T9"> </text:span><text:span text:style-name="T12">Test</text:span></text:p>
      <text:p text:style-name="P23">{</text:p>
      <text:p text:style-name="P30"><text:span text:style-name="T9"><text:s text:c="4"/></text:span><text:span text:style-name="T3">static</text:span><text:span text:style-name="T9"> </text:span><text:span text:style-name="T3">void</text:span><text:span text:style-name="T9"> Main(</text:span><text:span text:style-name="T3">string</text:span><text:span text:style-name="T9">[] args)</text:span></text:p>
      <text:p text:style-name="P23"><text:s text:c="4"/>{</text:p>
      <text:p text:style-name="P30"><text:span text:style-name="T9"><text:s text:c="8"/></text:span><text:span text:style-name="T12">Console</text:span><text:span text:style-name="T9">.WriteLine(</text:span><text:span text:style-name="T3">new</text:span><text:span text:style-name="T9"> </text:span><text:span text:style-name="T12">Derived</text:span><text:span text:style-name="T9">().className);</text:span></text:p>
      <text:p text:style-name="P23"><text:s text:c="4"/>}</text:p>
      <text:p text:style-name="P31"><text:span text:style-name="T5">}</text:span></text:p>
      <text:list xml:id="list38672811" text:style-name="L8">
        <text:list-item>
          <text:p text:style-name="P10">Base <text:s text:c="12"/></text:p>
        </text:list-item>
        <text:list-item>
          <text:p text:style-name="P10">Derived</text:p>
        </text:list-item>
        <text:list-item>
          <text:p text:style-name="P10">Object</text:p>
        </text:list-item>
        <text:list-item>
          <text:p text:style-name="P10">Возникнет ошибка компиляции</text:p>
        </text:list-item>
        <text:list-item>
          <text:p text:style-name="P10">Возникнет ошибка времени выполнения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Даны следующие классы: </text:p>
      <text:p text:style-name="P1"/>
      <text:p text:style-name="P29"><text:span text:style-name="T3">public</text:span><text:span text:style-name="T9"> </text:span><text:span text:style-name="T3">class</text:span><text:span text:style-name="T9"> </text:span><text:span text:style-name="T12">Test</text:span></text:p>
      <text:p text:style-name="P23">{</text:p>
      <text:p text:style-name="P30"><text:span text:style-name="T9"><text:s text:c="4"/></text:span><text:span text:style-name="T3">int</text:span><text:span text:style-name="T9"> testInt = 5;</text:span></text:p>
      <text:p text:style-name="P30"><text:span text:style-name="T9"><text:s text:c="4"/></text:span><text:span text:style-name="T3">public</text:span><text:span text:style-name="T9"> </text:span><text:span text:style-name="T3">int</text:span><text:span text:style-name="T9"> getInt() { </text:span><text:span text:style-name="T3">return</text:span><text:span text:style-name="T9"> testInt; }</text:span></text:p>
      <text:p text:style-name="P23">}</text:p>
      <text:p text:style-name="P30"><text:span text:style-name="T3">class</text:span><text:span text:style-name="T9"> </text:span><text:span text:style-name="T12">Another</text:span></text:p>
      <text:p text:style-name="P23">{</text:p>
      <text:p text:style-name="P30"><text:span text:style-name="T9"><text:s text:c="4"/></text:span><text:span text:style-name="T14">// </text:span><text:span text:style-name="T15">тело класса</text:span></text:p>
      <text:p text:style-name="P31"><text:span text:style-name="T5">}</text:span></text:p>
      <text:p text:style-name="P1"/>
      <text:p text:style-name="P17">Укажите все способы получения значения testInt из тела класса Another.</text:p>
      <text:list xml:id="list38658825" text:style-name="L9">
        <text:list-item>
          <text:p text:style-name="P11">new Test().testInt</text:p>
        </text:list-item>
        <text:list-item>
          <text:p text:style-name="P11">Test.testInt</text:p>
        </text:list-item>
        <text:list-item>
          <text:p text:style-name="P11">new Test().getInt() <text:s text:c="14"/></text:p>
        </text:list-item>
        <text:list-item>
          <text:p text:style-name="P11">Test.getInt()</text:p>
        </text:list-item>
        <text:list-item>
          <text:p text:style-name="P11">Ничего из перечисленного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Какой результат запуска следующего кода: </text:p>
      <text:p text:style-name="P1"/>
      <text:p text:style-name="P28"><text:span text:style-name="T3">public</text:span><text:span text:style-name="T9"> </text:span><text:span text:style-name="T3">class</text:span><text:span text:style-name="T9"> </text:span><text:span text:style-name="T12">Test</text:span></text:p>
      <text:p text:style-name="P23">{</text:p>
      <text:p text:style-name="P30"><text:span text:style-name="T9"><text:s text:c="4"/></text:span><text:span text:style-name="T3">private</text:span><text:span text:style-name="T9"> </text:span><text:span text:style-name="T3">static</text:span><text:span text:style-name="T9"> </text:span><text:span text:style-name="T3">void</text:span><text:span text:style-name="T9"> Main(</text:span><text:span text:style-name="T3">string</text:span><text:span text:style-name="T9">[] args)</text:span></text:p>
      <text:p text:style-name="P23"><text:s text:c="4"/>{</text:p>
      <text:p text:style-name="P30"><text:span text:style-name="T9"><text:s text:c="8"/></text:span><text:span text:style-name="T12">A</text:span><text:span text:style-name="T9"> a = </text:span><text:span text:style-name="T3">new</text:span><text:span text:style-name="T9"> </text:span><text:span text:style-name="T12">A</text:span><text:span text:style-name="T9">();</text:span></text:p>
      <text:p text:style-name="P23"><text:s text:c="8"/>a.PrintFormatted();</text:p>
      <text:p text:style-name="P30"><text:span text:style-name="T9"><text:s text:c="8"/>System.</text:span><text:span text:style-name="T12">Console</text:span><text:span text:style-name="T9">.ReadKey();</text:span></text:p>
      <text:p text:style-name="P23"><text:s text:c="4"/>}</text:p>
      <text:p text:style-name="P23">}</text:p>
      <text:p text:style-name="P30"><text:span text:style-name="T3">interface</text:span><text:span text:style-name="T9"> </text:span><text:span text:style-name="T12">IBase</text:span></text:p>
      <text:p text:style-name="P23">{</text:p>
      <text:p text:style-name="P30"><text:span text:style-name="T9"><text:s text:c="4"/></text:span><text:span text:style-name="T3">void</text:span><text:span text:style-name="T9"> Print();</text:span></text:p>
      <text:p text:style-name="P23">}</text:p>
      <text:p text:style-name="P30"><text:span text:style-name="T3">interface</text:span><text:span text:style-name="T9"> </text:span><text:span text:style-name="T12">IDerived</text:span><text:span text:style-name="T9"> : </text:span><text:span text:style-name="T12">IBase</text:span></text:p>
      <text:p text:style-name="P23">{</text:p>
      <text:p text:style-name="P30"><text:span text:style-name="T9"><text:s text:c="4"/></text:span><text:span text:style-name="T3">void</text:span><text:span text:style-name="T9"> PrintFormatted();</text:span></text:p>
      <text:p text:style-name="P23">}</text:p>
      <text:p text:style-name="P30"><text:span text:style-name="T3">class</text:span><text:span text:style-name="T9"> </text:span><text:span text:style-name="T12">A</text:span><text:span text:style-name="T9"> : </text:span><text:span text:style-name="T12">IDerived</text:span></text:p>
      <text:p text:style-name="P23">{</text:p>
      <text:p text:style-name="P30"><text:span text:style-name="T9"><text:s text:c="4"/></text:span><text:span text:style-name="T3">public</text:span><text:span text:style-name="T9"> </text:span><text:span text:style-name="T3">void</text:span><text:span text:style-name="T9"> PrintFormatted()</text:span></text:p>
      <text:p text:style-name="P23"><text:s text:c="4"/>{</text:p>
      <text:p text:style-name="P30"><text:span text:style-name="T9"><text:s text:c="8"/>System.</text:span><text:span text:style-name="T12">Console</text:span><text:span text:style-name="T9">.WriteLine(</text:span><text:span text:style-name="T17">"A.PrintFormatted()"</text:span><text:span text:style-name="T9">);</text:span></text:p>
      <text:p text:style-name="P23"><text:s text:c="4"/>}</text:p>
      <text:p text:style-name="P30"><text:span text:style-name="T9"><text:s text:c="4"/></text:span><text:span text:style-name="T3">void</text:span><text:span text:style-name="T9"> </text:span><text:span text:style-name="T12">IDerived</text:span><text:span text:style-name="T9">.PrintFormatted()</text:span></text:p>
      <text:p text:style-name="P23"><text:s text:c="4"/>{</text:p>
      <text:p text:style-name="P30"><text:span text:style-name="T9"><text:s text:c="8"/>System.</text:span><text:span text:style-name="T12">Console</text:span><text:span text:style-name="T9">.WriteLine(</text:span><text:span text:style-name="T17">"IDerived.PrintFormatted()"</text:span><text:span text:style-name="T9">);</text:span></text:p>
      <text:p text:style-name="P23"><text:s text:c="4"/>}</text:p>
      <text:p text:style-name="P31"><text:span text:style-name="T5">}</text:span></text:p>
      <text:list xml:id="list38680247" text:style-name="L10">
        <text:list-item>
          <text:p text:style-name="P12"><text:s/>A.PrintFormatted()</text:p>
        </text:list-item>
        <text:list-item>
          <text:p text:style-name="P12"><text:s/>IDerived.PrintFormatted()</text:p>
        </text:list-item>
        <text:list-item>
          <text:p text:style-name="P12"><text:s/>Код не скомпилируется <text:s text:c="12"/></text:p>
        </text:list-item>
        <text:list-item>
          <text:p text:style-name="P12"><text:s/>Во время выполнение возникнет исключение AmbigousCall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Что будет выведено на экран в результате исполнения кода: </text:p>
      <text:p text:style-name="P1"/>
      <text:p text:style-name="P28"><text:span text:style-name="T3">class</text:span><text:span text:style-name="T9"> </text:span><text:span text:style-name="T12">App</text:span></text:p>
      <text:p text:style-name="P23">{</text:p>
      <text:p text:style-name="P30"><text:span text:style-name="T9"><text:s text:c="4"/></text:span><text:span text:style-name="T3">static</text:span><text:span text:style-name="T9"> </text:span><text:span text:style-name="T12">IEnumerable</text:span><text:span text:style-name="T9">&lt;</text:span><text:span text:style-name="T3">string</text:span><text:span text:style-name="T9">&gt; Get()</text:span></text:p>
      <text:p text:style-name="P23"><text:s text:c="4"/>{</text:p>
      <text:p text:style-name="P30"><text:span text:style-name="T9"><text:s text:c="8"/></text:span><text:span text:style-name="T3">yield</text:span><text:span text:style-name="T9"> </text:span><text:span text:style-name="T3">return</text:span><text:span text:style-name="T9"> </text:span><text:span text:style-name="T17">"Hello"</text:span><text:span text:style-name="T9">;</text:span></text:p>
      <text:p text:style-name="P30"><text:span text:style-name="T9"><text:s text:c="8"/></text:span><text:span text:style-name="T12">Console</text:span><text:span text:style-name="T9">.WriteLine(</text:span><text:span text:style-name="T17">"Borland"</text:span><text:span text:style-name="T9">);</text:span></text:p>
      <text:p text:style-name="P30"><text:span text:style-name="T9"><text:s text:c="8"/></text:span><text:span text:style-name="T3">yield</text:span><text:span text:style-name="T9"> </text:span><text:span text:style-name="T3">return</text:span><text:span text:style-name="T9"> </text:span><text:span text:style-name="T17">"World"</text:span><text:span text:style-name="T9">;</text:span></text:p>
      <text:p text:style-name="P23"><text:s text:c="4"/>}</text:p>
      <text:p text:style-name="P23"/>
      <text:p text:style-name="P30"><text:span text:style-name="T9"><text:s text:c="4"/></text:span><text:span text:style-name="T3">static</text:span><text:span text:style-name="T9"> </text:span><text:span text:style-name="T3">void</text:span><text:span text:style-name="T9"> Main(</text:span><text:span text:style-name="T3">string</text:span><text:span text:style-name="T9">[] args)</text:span></text:p>
      <text:p text:style-name="P23"><text:s text:c="4"/>{</text:p>
      <text:p text:style-name="P30"><text:span text:style-name="T9"><text:s text:c="8"/></text:span><text:span text:style-name="T3">foreach</text:span><text:span text:style-name="T9"> (</text:span><text:span text:style-name="T3">string</text:span><text:span text:style-name="T9"> s </text:span><text:span text:style-name="T3">in</text:span><text:span text:style-name="T9"> Get())</text:span></text:p>
      <text:p text:style-name="P23"><text:s text:c="8"/>{</text:p>
      <text:p text:style-name="P30"><text:span text:style-name="T9"><text:s text:c="12"/></text:span><text:span text:style-name="T12">Console</text:span><text:span text:style-name="T9">.WriteLine(s);</text:span></text:p>
      <text:p text:style-name="P30"><text:span text:style-name="T9"><text:s text:c="12"/></text:span><text:span text:style-name="T12">Console</text:span><text:span text:style-name="T9">.WriteLine(</text:span><text:span text:style-name="T17">"C#"</text:span><text:span text:style-name="T9">);</text:span></text:p>
      <text:p text:style-name="P23"><text:s text:c="8"/>}</text:p>
      <text:p text:style-name="P23"><text:s text:c="4"/>}</text:p>
      <text:p text:style-name="P31"><text:span text:style-name="T5">}</text:span></text:p>
      <text:p text:style-name="P1"/>
      <text:list xml:id="list38663593" text:style-name="L11">
        <text:list-item>
          <text:p text:style-name="P13"><text:s/>Hello, Borland, World, C# </text:p>
        </text:list-item>
        <text:list-item>
          <text:p text:style-name="P13"><text:s/>Hello, C#, Borland, World, C# <text:s text:c="13"/></text:p>
        </text:list-item>
        <text:list-item>
          <text:p text:style-name="P13"><text:s/>Hello, C#, World, C#</text:p>
        </text:list-item>
        <text:list-item>
          <text:p text:style-name="P13"><text:s/>Hello, C#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Дан код: </text:p>
      <text:p text:style-name="P1"/>
      <text:p text:style-name="P1"><text:span text:style-name="T2">using</text:span><text:span text:style-name="T6"> System;</text:span></text:p>
      <text:p text:style-name="P20"><text:span text:style-name="T2">class</text:span><text:span text:style-name="T6"> </text:span><text:span text:style-name="T11">A</text:span><text:span text:style-name="T6"> {</text:span></text:p>
      <text:p text:style-name="P21">}</text:p>
      <text:p text:style-name="P20"><text:span text:style-name="T2">class</text:span><text:span text:style-name="T6"> </text:span><text:span text:style-name="T11">B</text:span><text:span text:style-name="T6">:</text:span><text:span text:style-name="T11">A</text:span><text:span text:style-name="T6"> {</text:span></text:p>
      <text:p text:style-name="P21">}</text:p>
      <text:p text:style-name="P20"><text:span text:style-name="T2">class</text:span><text:span text:style-name="T6"> </text:span><text:span text:style-name="T11">Program</text:span><text:span text:style-name="T6"> {</text:span></text:p>
      <text:p text:style-name="P20"><text:span text:style-name="T6"><text:s text:c="4"/></text:span><text:span text:style-name="T2">static</text:span><text:span text:style-name="T6"> </text:span><text:span text:style-name="T2">void</text:span><text:span text:style-name="T6"> Main(</text:span><text:span text:style-name="T2">string</text:span><text:span text:style-name="T6">[] args) {</text:span></text:p>
      <text:p text:style-name="P20"><text:span text:style-name="T6"><text:s text:c="8"/></text:span><text:span text:style-name="T11">A</text:span><text:span text:style-name="T6"> obj = </text:span><text:span text:style-name="T2">new</text:span><text:span text:style-name="T6"> </text:span><text:span text:style-name="T11">B</text:span><text:span text:style-name="T6">();</text:span></text:p>
      <text:p text:style-name="P21"><text:s text:c="4"/>}</text:p>
      <text:p text:style-name="P27"><text:span text:style-name="T7">}</text:span></text:p>
      <text:p text:style-name="P27"><text:span text:style-name="T8"/></text:p>
      <text:p text:style-name="P1">Какие из перечисленных операторов, будучи добавленными в точку входа, вернут true?</text:p>
      <text:list xml:id="list38662011" text:style-name="L12">
        <text:list-item>
          <text:p text:style-name="P14"><text:s/>Console.WriteLine(obj.GetType() == typeof(A));</text:p>
        </text:list-item>
        <text:list-item>
          <text:p text:style-name="P14"><text:s/>Console.WriteLine(obj.GetType() == typeof(B)); <text:s text:c="14"/></text:p>
        </text:list-item>
        <text:list-item>
          <text:p text:style-name="P14"><text:s/>Console.WriteLine(obj is A); <text:s text:c="14"/></text:p>
        </text:list-item>
        <text:list-item>
          <text:p text:style-name="P19"><text:span text:style-name="T1"><text:s/>Console.WriteLine(obj is B); <text:s text:c="11"/>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Какие утверждения из перечисленных верны о структурах (struct)?</text:p>
      <text:list xml:id="list38662350" text:style-name="L13">
        <text:list-item>
          <text:p text:style-name="P15"><text:s/>Структуры могут наследоваться от перечислений</text:p>
        </text:list-item>
        <text:list-item>
          <text:p text:style-name="P15"><text:s/>Структуры могут наследоваться от структур</text:p>
        </text:list-item>
        <text:list-item>
          <text:p text:style-name="P15"><text:s/>Структуры могут реализовывать интерфейсы <text:s text:c="12"/></text:p>
        </text:list-item>
        <text:list-item>
          <text:p text:style-name="P15"><text:s/>Классы могут наследоваться от структур</text:p>
        </text:list-item>
        <text:list-item>
          <text:p text:style-name="P15"><text:s/>Перечисления могут наследоваться от любых структур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Что напечатает следующий код: </text:p>
      <text:p text:style-name="P1"/>
      <text:p text:style-name="P28"><text:span text:style-name="T3">class</text:span><text:span text:style-name="T9"> </text:span><text:span text:style-name="T12">Program</text:span></text:p>
      <text:p text:style-name="P23">{</text:p>
      <text:p text:style-name="P30"><text:span text:style-name="T9"><text:s text:c="4"/></text:span><text:span text:style-name="T3">static</text:span><text:span text:style-name="T9"> </text:span><text:span text:style-name="T3">void</text:span><text:span text:style-name="T9"> Main(</text:span><text:span text:style-name="T3">string</text:span><text:span text:style-name="T9">[] args)</text:span></text:p>
      <text:p text:style-name="P23"><text:s text:c="4"/>{</text:p>
      <text:p text:style-name="P30"><text:span text:style-name="T9"><text:s text:c="8"/></text:span><text:span text:style-name="T12">B</text:span><text:span text:style-name="T9"> b = </text:span><text:span text:style-name="T3">new</text:span><text:span text:style-name="T9"> </text:span><text:span text:style-name="T12">B</text:span><text:span text:style-name="T9">();</text:span></text:p>
      <text:p text:style-name="P30"><text:span text:style-name="T9"><text:s text:c="8"/></text:span><text:span text:style-name="T12">A</text:span><text:span text:style-name="T9"> a = b;</text:span></text:p>
      <text:p text:style-name="P23"><text:s text:c="8"/>a.M();</text:p>
      <text:p text:style-name="P23"><text:s text:c="4"/>}</text:p>
      <text:p text:style-name="P23">}</text:p>
      <text:p text:style-name="P30"><text:span text:style-name="T3">public</text:span><text:span text:style-name="T9"> </text:span><text:span text:style-name="T3">class</text:span><text:span text:style-name="T9"> </text:span><text:span text:style-name="T12">A</text:span></text:p>
      <text:p text:style-name="P23">{</text:p>
      <text:p text:style-name="P30"><text:span text:style-name="T9"><text:s text:c="4"/></text:span><text:span text:style-name="T3">public</text:span><text:span text:style-name="T9"> </text:span><text:span text:style-name="T3">virtual</text:span><text:span text:style-name="T9"> </text:span><text:span text:style-name="T3">void</text:span><text:span text:style-name="T9"> M()</text:span></text:p>
      <text:p text:style-name="P23"><text:s text:c="4"/>{</text:p>
      <text:p text:style-name="P30"><text:span text:style-name="T9"><text:s text:c="8"/></text:span><text:span text:style-name="T12">Console</text:span><text:span text:style-name="T9">.WriteLine(</text:span><text:span text:style-name="T17">"This is A"</text:span><text:span text:style-name="T9">);</text:span></text:p>
      <text:p text:style-name="P23"><text:s text:c="4"/>}</text:p>
      <text:p text:style-name="P23">}</text:p>
      <text:p text:style-name="P30"><text:span text:style-name="T3">public</text:span><text:span text:style-name="T9"> </text:span><text:span text:style-name="T3">class</text:span><text:span text:style-name="T9"> </text:span><text:span text:style-name="T12">B</text:span><text:span text:style-name="T9"> : </text:span><text:span text:style-name="T12">A</text:span></text:p>
      <text:p text:style-name="P23">{</text:p>
      <text:p text:style-name="P30"><text:span text:style-name="T9"><text:s text:c="4"/></text:span><text:span text:style-name="T3">public</text:span><text:span text:style-name="T9"> </text:span><text:span text:style-name="T3">new</text:span><text:span text:style-name="T9"> </text:span><text:span text:style-name="T3">void</text:span><text:span text:style-name="T9"> M()</text:span></text:p>
      <text:p text:style-name="P23"><text:s text:c="4"/>{</text:p>
      <text:p text:style-name="P30"><text:span text:style-name="T9"><text:s text:c="8"/></text:span><text:span text:style-name="T12">Console</text:span><text:span text:style-name="T9">.WriteLine(</text:span><text:span text:style-name="T17">"This is B"</text:span><text:span text:style-name="T9">);</text:span></text:p>
      <text:p text:style-name="P23"><text:s text:c="4"/>}</text:p>
      <text:p text:style-name="P31"><text:span text:style-name="T5">}</text:span></text:p>
      <text:list xml:id="list38676616" text:style-name="L14">
        <text:list-item>
          <text:p text:style-name="P16"><text:s/>Возникнет ошибка компиляции</text:p>
        </text:list-item>
        <text:list-item>
          <text:p text:style-name="P16"><text:s/>This is A <text:s text:c="14"/></text:p>
        </text:list-item>
        <text:list-item>
          <text:p text:style-name="P16"><text:s/>This is B</text:p>
        </text:list-item>
        <text:list-item>
          <text:p text:style-name="P16"><text:s/>Возникнет ошибка времени выполнен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ma olma</meta:initial-creator>
    <meta:creation-date>2011-01-19T19:59:40.06</meta:creation-date>
    <meta:generator>OpenOffice.org/3.2$Win32 OpenOffice.org_project/320m12$Build-9483</meta:generator>
    <dc:date>2011-01-20T19:24:07.90</dc:date>
    <dc:creator>olma olma</dc:creator>
    <meta:editing-duration>PT00H49M52S</meta:editing-duration>
    <meta:editing-cycles>31</meta:editing-cycles>
    <meta:document-statistic meta:table-count="0" meta:image-count="0" meta:object-count="0" meta:page-count="14" meta:paragraph-count="323" meta:word-count="997" meta:character-count="7168"/>
  </office:meta>
</office:document-meta>
</file>